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45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4.895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3.149cm"/>
    </style:style>
    <style:style style:name="co14" style:family="table-column">
      <style:table-column-properties fo:break-before="auto" style:column-width="2.937cm"/>
    </style:style>
    <style:style style:name="co15" style:family="table-column">
      <style:table-column-properties fo:break-before="auto" style:column-width="4.207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5.609cm"/>
    </style:style>
    <style:style style:name="co18" style:family="table-column">
      <style:table-column-properties fo:break-before="auto" style:column-width="5.927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1.931cm"/>
    </style:style>
    <style:style style:name="co22" style:family="table-column">
      <style:table-column-properties fo:break-before="auto" style:column-width="1.693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2.037cm"/>
    </style:style>
    <style:style style:name="co25" style:family="table-column">
      <style:table-column-properties fo:break-before="auto" style:column-width="2.011cm"/>
    </style:style>
    <style:style style:name="co26" style:family="table-column">
      <style:table-column-properties fo:break-before="auto" style:column-width="1.8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94" style:family="table-cell" style:parent-style-name="Default" style:data-style-name="N100">
      <style:table-cell-properties fo:background-color="#009999" style:text-align-source="fix" style:repeat-content="false" fo:border="0.06pt solid #000000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100">
      <style:table-cell-properties fo:background-color="#009999" style:text-align-source="fix" style:repeat-content="false" fo:wrap-option="wrap" fo:border="0.06pt solid #000000" style:vertical-align="middle"/>
      <style:paragraph-properties fo:text-align="start" fo:margin-left="0cm"/>
      <style:text-properties fo:color="#ffffff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Default" style:data-style-name="N0">
      <style:table-cell-properties fo:background-color="#b4c7dc" fo:wrap-option="wrap" fo:border="0.06pt solid #000000" style:vertical-align="automatic"/>
      <style:text-properties fo:color="#333333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fo:background-color="#cccccc"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0">
      <style:table-cell-properties fo:background-color="#77bc65"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0">
      <style:table-cell-properties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order="0.06pt solid #000000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11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ext-properties style:font-name="Arial1" style:font-name-asian="Arial" style:font-name-complex="Arial"/>
    </style:style>
    <style:style style:name="ce9" style:family="table-cell" style:parent-style-name="Default" style:data-style-name="N112">
      <style:table-cell-properties fo:background-color="#009999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ce14" style:family="table-cell" style:parent-style-name="Default" style:data-style-name="N112">
      <style:table-cell-properties fo:background-color="#b4c7dc" fo:border="0.06pt solid #000000"/>
      <style:text-properties style:font-name="Arial" fo:font-size="9pt" style:font-name-asian="Arial" style:font-size-asian="9pt" style:font-name-complex="Arial" style:font-size-complex="9pt"/>
    </style:style>
    <style:style style:name="ce20" style:family="table-cell" style:parent-style-name="Default" style:data-style-name="N36">
      <style:table-cell-properties fo:background-color="#cccccc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36">
      <style:table-cell-properties fo:background-color="#77bc65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fo:border="0.06pt solid #000000"/>
    </style:style>
    <style:style style:name="ce107" style:family="table-cell" style:parent-style-name="Default" style:data-style-name="N37">
      <style:table-cell-properties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37">
      <style:table-cell-properties fo:border="0.06pt solid #000000"/>
    </style:style>
    <style:style style:name="ce1" style:family="table-cell" style:parent-style-name="Default" style:data-style-name="N0"/>
    <style:style style:name="ce55" style:family="table-cell" style:parent-style-name="Default" style:data-style-name="N112">
      <style:table-cell-properties fo:border="0.06pt solid #000000"/>
      <style:text-properties style:font-name="Arial" style:font-name-asian="Arial" style:font-name-complex="Arial"/>
    </style:style>
    <style:style style:name="ce70" style:family="table-cell" style:parent-style-name="Default" style:data-style-name="N112">
      <style:text-properties style:font-name="Arial1" style:font-name-asian="Arial" style:font-name-complex="Arial"/>
    </style:style>
    <style:style style:name="ce10" style:family="table-cell" style:parent-style-name="Default" style:data-style-name="N111">
      <style:table-cell-properties fo:background-color="#009999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ce15" style:family="table-cell" style:parent-style-name="Default" style:data-style-name="N111">
      <style:table-cell-properties fo:background-color="#b4c7dc" fo:border="0.06pt solid #000000"/>
      <style:text-properties style:font-name="Arial" fo:font-size="9pt" style:font-name-asian="Arial" style:font-size-asian="9pt" style:font-name-complex="Arial" style:font-size-complex="9pt"/>
    </style:style>
    <style:style style:name="ce56" style:family="table-cell" style:parent-style-name="Default" style:data-style-name="N111">
      <style:table-cell-properties fo:border="0.06pt solid #000000"/>
      <style:text-properties style:font-name="Arial" style:font-name-asian="Arial" style:font-name-complex="Arial"/>
    </style:style>
    <style:style style:name="ce71" style:family="table-cell" style:parent-style-name="Default" style:data-style-name="N111">
      <style:text-properties style:font-name="Arial1" style:font-name-asian="Arial" style:font-name-complex="Arial"/>
    </style:style>
    <style:style style:name="ce1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009999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ce16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Arial1" fo:font-size="9pt" style:font-name-asian="Arial" style:font-size-asian="9pt" style:font-name-complex="Arial" style:font-size-complex="9pt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/>
      <style:text-properties fo:color="#8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5" style:family="table-cell" style:parent-style-name="Default" style:data-style-name="N0">
      <style:table-cell-properties fo:background-color="#77bc65" style:text-align-source="fix" style:repeat-content="false" fo:wrap-option="wrap" fo:border="0.06pt solid #000000" style:vertical-align="top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36" style:family="table-cell" style:parent-style-name="Default" style:data-style-name="N0">
      <style:table-cell-properties fo:background-color="#77bc65" style:text-align-source="fix" style:repeat-content="false" fo:wrap-option="wrap" fo:border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/>
      <style:text-properties fo:color="#800000" style:font-name="Arial" fo:font-size="9pt" style:font-name-asian="Arial" style:font-size-asian="9pt" style:font-name-complex="Arial" style:font-size-complex="9pt"/>
    </style:style>
    <style:style style:name="ce131" style:family="table-cell" style:parent-style-name="Default" style:data-style-name="N0">
      <style:table-cell-properties fo:background-color="#77bc65" style:text-align-source="fix" style:repeat-content="false" fo:border="0.06pt solid #000000" style:vertical-align="automatic"/>
      <style:paragraph-properties fo:text-align="center"/>
      <style:text-properties style:font-name="Aptos Narrow" fo:font-size="10pt" fo:font-weight="bold" style:font-name-asian="Aptos Narrow" style:font-size-asian="10pt" style:font-weight-asian="bold" style:font-name-complex="Aptos Narrow" style:font-size-complex="10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33" style:family="table-cell" style:parent-style-name="Default" style:data-style-name="N0">
      <style:table-cell-properties fo:background-color="#77bc65"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3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/>
      <style:text-properties fo:color="#8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77bc65" style:text-align-source="fix" style:repeat-content="false" fo:border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77bc65" style:text-align-source="fix" style:repeat-content="false" fo:wrap-option="wrap" fo:border="0.06pt solid #000000" style:vertical-align="top"/>
      <style:paragraph-properties fo:text-align="center"/>
      <style:text-properties fo:color="#8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7" style:family="table-cell" style:parent-style-name="Default" style:data-style-name="N0">
      <style:table-cell-properties fo:background-color="#77bc65" fo:wrap-option="wrap" fo:border="0.06pt solid #000000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3" style:family="table-cell" style:parent-style-name="Default" style:data-style-name="N0">
      <style:table-cell-properties fo:border="0.06pt solid #000000"/>
      <style:text-properties style:font-name="Arial" fo:font-size="9pt" style:font-name-asian="Arial" style:font-size-asian="9pt" style:font-name-complex="Arial" style:font-size-complex="9pt"/>
    </style:style>
    <style:style style:name="ce35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43" style:family="table-cell" style:parent-style-name="Default" style:data-style-name="N0">
      <style:table-cell-properties fo:background-color="#77bc65" fo:border="0.06pt solid #000000"/>
      <style:text-properties style:font-name="Arial" fo:font-size="9pt" style:font-name-asian="Arial" style:font-size-asian="9pt" style:font-name-complex="Arial" style:font-size-complex="9pt"/>
    </style:style>
    <style:style style:name="ce12" style:family="table-cell" style:parent-style-name="Default" style:data-style-name="N100">
      <style:table-cell-properties fo:background-color="#009999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ce17" style:family="table-cell" style:parent-style-name="Default" style:data-style-name="N0">
      <style:table-cell-properties fo:background-color="#b4c7dc" fo:border="0.06pt solid #000000"/>
      <style:text-properties style:font-name="Arial" fo:font-size="9pt" style:font-name-asian="Arial" style:font-size-asian="9pt" style:font-name-complex="Arial" style:font-size-complex="9pt"/>
    </style:style>
    <style:style style:name="ce32" style:family="table-cell" style:parent-style-name="Default" style:data-style-name="N0">
      <style:table-cell-properties fo:border="0.06pt solid #000000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8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2" style:family="table-cell" style:parent-style-name="Default" style:data-style-name="N4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7" style:family="table-cell" style:parent-style-name="Default" style:data-style-name="N40">
      <style:table-cell-properties fo:background-color="#77bc65" style:text-align-source="fix" style:repeat-content="false" fo:border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8" style:family="table-cell" style:parent-style-name="Default" style:data-style-name="N40">
      <style:table-cell-properties fo:background-color="#77bc65" style:text-align-source="fix" style:repeat-content="false" fo:wrap-option="wrap" fo:border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95" style:family="table-cell" style:parent-style-name="Default" style:data-style-name="N0">
      <style:table-cell-properties fo:background-color="#c1e5f5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 style:data-style-name="N39">
      <style:table-cell-properties style:text-align-source="fix" style:repeat-content="false" fo:border="0.06pt solid #000000" style:vertical-align="automatic"/>
      <style:paragraph-properties fo:text-align="center"/>
    </style:style>
    <style:style style:name="ce76" style:family="table-cell" style:parent-style-name="Default" style:data-style-name="N39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81" style:family="table-cell" style:parent-style-name="Default" style:data-style-name="N39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0.06pt solid #000000" fo:background-color="#d9d9d9" fo:border-left="0.06pt solid #000000" fo:border-right="0.06pt solid #000000" fo:border-top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 style:data-style-name="N39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5" style:family="table-cell" style:parent-style-name="Default" style:data-style-name="N0">
      <style:table-cell-properties fo:border="0.06pt solid #000000"/>
      <style:text-properties fo:color="#242424"/>
    </style:style>
    <style:style style:name="ce77" style:family="table-cell" style:parent-style-name="Default" style:data-style-name="N36"/>
    <style:style style:name="ce86" style:family="table-cell" style:parent-style-name="Default" style:data-style-name="N39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87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</style:style>
    <style:style style:name="ce102" style:family="table-cell" style:parent-style-name="Default" style:data-style-name="N0">
      <style:table-cell-properties fo:background-color="#b3cac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cccc" fo:wrap-option="wrap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9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103" style:family="table-cell" style:parent-style-name="Default" style:data-style-name="N0">
      <style:table-cell-properties fo:background-color="#cccccc" fo:wrap-option="wrap" style:vertical-align="automatic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wrap-option="wrap" style:vertical-align="automatic"/>
    </style:style>
    <style:style style:name="ce90" style:family="table-cell" style:parent-style-name="Default" style:data-style-name="N0">
      <style:table-cell-properties fo:background-color="#b2b2b2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9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39">
      <style:table-cell-properties style:text-align-source="fix" style:repeat-content="false" style:vertical-align="automatic"/>
      <style:paragraph-properties fo:text-align="start" fo:margin-left="0cm"/>
    </style:style>
    <style:style style:name="ce93" style:family="table-cell" style:parent-style-name="Default" style:data-style-name="N10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89" style:family="table-cell" style:parent-style-name="Default" style:data-style-name="N39">
      <style:table-cell-properties fo:background-color="#cccccc" style:text-align-source="fix" style:repeat-content="false" style:vertical-align="automatic"/>
      <style:paragraph-properties fo:text-align="center"/>
    </style:style>
    <style:style style:name="ce101" style:family="table-cell" style:parent-style-name="Default" style:data-style-name="N0">
      <style:table-cell-properties fo:background-color="#ff8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4" style:family="table-cell" style:parent-style-name="Default" style:data-style-name="N0">
      <style:table-cell-properties fo:background-color="#cccccc" fo:wrap-option="wrap" style:vertical-align="automatic"/>
    </style:style>
    <style:style style:name="ce88" style:family="table-cell" style:parent-style-name="Default" style:data-style-name="N39">
      <style:table-cell-properties fo:background-color="#cccccc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rial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_Plan" table:style-name="ta1">
        <table:table-column table:style-name="co1" table:default-cell-style-name="ce5"/>
        <table:table-column table:style-name="co2" table:default-cell-style-name="ce64"/>
        <table:table-column table:style-name="co3" table:default-cell-style-name="ce64"/>
        <table:table-column table:style-name="co4" table:default-cell-style-name="ce118"/>
        <table:table-column table:style-name="co4" table:default-cell-style-name="ce64"/>
        <table:table-column table:style-name="co5" table:default-cell-style-name="ce64"/>
        <table:table-column table:style-name="co4" table:number-columns-repeated="14" table:default-cell-style-name="ce64"/>
        <table:table-column table:style-name="co6" table:number-columns-repeated="1004" table:default-cell-style-name="ce64"/>
        <table:table-row table:style-name="ro1">
          <table:table-cell table:style-name="ce94" office:value-type="string" calcext:value-type="string" table:number-columns-spanned="7" table:number-rows-spanned="1">
            <text:p>Project Name: Holiday Assessment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Module</text:p>
          </table:table-cell>
          <table:table-cell table:style-name="ce9" office:value-type="string" calcext:value-type="string">
            <text:p>Start Date</text:p>
          </table:table-cell>
          <table:table-cell table:style-name="ce10" office:value-type="string" calcext:value-type="string">
            <text:p>End Date</text:p>
          </table:table-cell>
          <table:table-cell table:style-name="ce11" office:value-type="string" calcext:value-type="string">
            <text:p>Estimated Hours</text:p>
          </table:table-cell>
          <table:table-cell table:style-name="ce11" office:value-type="string" calcext:value-type="string">
            <text:p>Actual Hours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odules/Tasks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17"/>
          <table:table-cell table:style-name="ce18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ilestone 1</text:p>
          </table:table-cell>
          <table:table-cell table:style-name="ce20" office:value-type="date" office:date-value="2024-12-23" calcext:value-type="date">
            <text:p>23/12/2024</text:p>
          </table:table-cell>
          <table:table-cell table:style-name="ce20" office:value-type="date" office:date-value="2024-12-27" calcext:value-type="date">
            <text:p>27/12/2024</text:p>
          </table:table-cell>
          <table:table-cell table:style-name="ce21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1 - Project setup</text:p>
          </table:table-cell>
          <table:table-cell table:style-name="ce24" office:value-type="date" office:date-value="2024-12-23" calcext:value-type="date">
            <text:p>23/12/2024</text:p>
          </table:table-cell>
          <table:table-cell table:style-name="ce24" office:value-type="date" office:date-value="2024-12-24" calcext:value-type="date">
            <text:p>24/12/2024</text:p>
          </table:table-cell>
          <table:table-cell table:style-name="ce25" table:formula="of:=SUM([.D6:.D13])" office:value-type="float" office:value="8" calcext:value-type="float">
            <text:p>8</text:p>
          </table:table-cell>
          <table:table-cell table:style-name="ce26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28" office:value-type="string" calcext:value-type="string">
            <text:p>Project setup for frontend:</text:p>
          </table:table-cell>
          <table:table-cell table:style-name="ce29" table:number-columns-repeated="2"/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29" office:value-type="string" calcext:value-type="string">
            <text:p>React with Type-script React Query and UI packages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Common components setup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Eslint setup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>
            <text:p>Project setup for backend:</text:p>
          </table:table-cell>
          <table:table-cell table:style-name="ce29" table:number-columns-repeated="2"/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29" office:value-type="string" calcext:value-type="string">
            <text:p>API module ( Backend setup )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Common Module setup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Configuration and enviornment setup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2 – User Model, Authentication, Authorization, and Intial user interactions pages.</text:p>
          </table:table-cell>
          <table:table-cell table:style-name="ce24" office:value-type="date" office:date-value="2024-12-24" calcext:value-type="date">
            <text:p>24/12/2024</text:p>
          </table:table-cell>
          <table:table-cell table:style-name="ce24" office:value-type="date" office:date-value="2024-12-26" calcext:value-type="date">
            <text:p>26/12/2024</text:p>
          </table:table-cell>
          <table:table-cell table:style-name="ce36" table:formula="of:=SUM([.D15:.D25])" office:value-type="float" office:value="14" calcext:value-type="float">
            <text:p>14</text:p>
          </table:table-cell>
          <table:table-cell table:style-name="ce37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39" office:value-type="string" calcext:value-type="string">
            <text:p>User Authentication and Sign-Up</text:p>
          </table:table-cell>
          <table:table-cell table:style-name="ce29" table:number-columns-repeated="2"/>
          <table:table-cell table:style-name="ce34" office:value-type="float" office:value="3" calcext:value-type="float">
            <text:p>3</text:p>
          </table:table-cell>
          <table:table-cell table:style-name="ce31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40" office:value-type="string" calcext:value-type="string">
            <text:p>User Model Design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Middleware for JWT authentication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>
            <text:p>Authentication(APIs)</text:p>
          </table:table-cell>
          <table:table-cell table:style-name="ce29" table:number-columns-repeated="2"/>
          <table:table-cell table:style-name="ce34" office:value-type="float" office:value="4" calcext:value-type="float">
            <text:p>4</text:p>
          </table:table-cell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40" office:value-type="string" calcext:value-type="string">
            <text:p>API for User Sign-Up</text:p>
          </table:table-cell>
          <table:table-cell table:style-name="ce29" table:number-columns-repeated="2"/>
          <table:table-cell table:style-name="ce31"/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40" office:value-type="string" calcext:value-type="string">
            <text:p>API for User Login</text:p>
          </table:table-cell>
          <table:table-cell table:style-name="ce29" table:number-columns-repeated="2"/>
          <table:table-cell table:style-name="ce31"/>
          <table:table-cell table:style-name="ce33"/>
          <table:table-cell table:style-name="ce35"/>
          <table:table-cell table:style-name="ce33"/>
          <table:table-cell table:number-columns-repeated="1017"/>
        </table:table-row>
        <table:table-row table:style-name="ro1">
          <table:table-cell table:style-name="ce40" office:value-type="string" calcext:value-type="string">
            <text:p>API for Change Password</text:p>
          </table:table-cell>
          <table:table-cell table:style-name="ce29" table:number-columns-repeated="2"/>
          <table:table-cell table:style-name="ce31"/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39" office:value-type="string" calcext:value-type="string">
            <text:p>Frontend</text:p>
          </table:table-cell>
          <table:table-cell table:style-name="ce29" table:number-columns-repeated="2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40" office:value-type="string" calcext:value-type="string">
            <text:p>Login and Signup page Design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Login and Signup functionality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User Dashoard UI Design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3 – User Profile Section</text:p>
          </table:table-cell>
          <table:table-cell table:style-name="ce24" office:value-type="date" office:date-value="2024-12-26" calcext:value-type="date">
            <text:p>26/12/2024</text:p>
          </table:table-cell>
          <table:table-cell table:style-name="ce24" office:value-type="date" office:date-value="2024-12-27" calcext:value-type="date">
            <text:p>27/12/2024</text:p>
          </table:table-cell>
          <table:table-cell table:style-name="ce36" table:formula="of:=SUM([.D28:.D35])" office:value-type="float" office:value="14" calcext:value-type="float">
            <text:p>14</text:p>
          </table:table-cell>
          <table:table-cell table:style-name="ce37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28" office:value-type="string" calcext:value-type="string">
            <text:p>Backend</text:p>
          </table:table-cell>
          <table:table-cell table:style-name="ce29" table:number-columns-repeated="2"/>
          <table:table-cell table:style-name="ce31" office:value-type="float" office:value="8" calcext:value-type="float">
            <text:p>8</text:p>
          </table:table-cell>
          <table:table-cell table:style-name="ce33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<text:span text:style-name="T1">API for </text:span>Add user details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Show user details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Update user details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29" office:value-type="string" calcext:value-type="string">
            <text:p>Multer integration for profile photo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39" office:value-type="string" calcext:value-type="string">
            <text:p>Frontend:</text:p>
          </table:table-cell>
          <table:table-cell table:style-name="ce29" table:number-columns-repeated="2"/>
          <table:table-cell table:style-name="ce34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Update/Add user details UI Desig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Update/Add user details UI functionality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9" office:value-type="string" calcext:value-type="string">
            <text:p>Milestone 2</text:p>
          </table:table-cell>
          <table:table-cell table:style-name="ce20" office:value-type="date" office:date-value="2024-12-27" calcext:value-type="date">
            <text:p>27/12/2024</text:p>
          </table:table-cell>
          <table:table-cell table:style-name="ce20" office:value-type="date" office:date-value="2024-12-04" calcext:value-type="date">
            <text:p>04/12/2024</text:p>
          </table:table-cell>
          <table:table-cell table:style-name="ce21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4 – Preference Section</text:p>
          </table:table-cell>
          <table:table-cell table:style-name="ce24" office:value-type="date" office:date-value="2024-12-27" calcext:value-type="date">
            <text:p>27/12/2024</text:p>
          </table:table-cell>
          <table:table-cell table:style-name="ce24" office:value-type="date" office:date-value="2024-12-29" calcext:value-type="date">
            <text:p>29/12/2024</text:p>
          </table:table-cell>
          <table:table-cell table:style-name="ce25" table:formula="of:=SUM([.D38:.D45])" office:value-type="float" office:value="11" calcext:value-type="float">
            <text:p>11</text:p>
          </table:table-cell>
          <table:table-cell table:style-name="ce26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28" office:value-type="string" calcext:value-type="string">
            <text:p>Backend</text:p>
          </table:table-cell>
          <table:table-cell table:style-name="ce29" table:number-columns-repeated="2"/>
          <table:table-cell table:style-name="ce31" office:value-type="float" office:value="5" calcext:value-type="float">
            <text:p>5</text:p>
          </table:table-cell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29" office:value-type="string" calcext:value-type="string">
            <text:p>API for add preference</text:p>
          </table:table-cell>
          <table:table-cell table:style-name="ce29" table:number-columns-repeated="2"/>
          <table:table-cell table:style-name="ce31"/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29" office:value-type="string" calcext:value-type="string">
            <text:p>API for show preference</text:p>
          </table:table-cell>
          <table:table-cell table:style-name="ce29" table:number-columns-repeated="2"/>
          <table:table-cell table:style-name="ce31"/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29" office:value-type="string" calcext:value-type="string">
            <text:p>API for update preference</text:p>
          </table:table-cell>
          <table:table-cell table:style-name="ce29" table:number-columns-repeated="2"/>
          <table:table-cell table:style-name="ce31"/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39" office:value-type="string" calcext:value-type="string">
            <text:p>Frontend</text:p>
          </table:table-cell>
          <table:table-cell table:style-name="ce29" table:number-columns-repeated="2"/>
          <table:table-cell table:style-name="ce41" office:value-type="float" office:value="6" calcext:value-type="float">
            <text:p>6</text:p>
          </table:table-cell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40" office:value-type="string" calcext:value-type="string">
            <text:p>Preference section UI Design</text:p>
          </table:table-cell>
          <table:table-cell table:style-name="ce29" table:number-columns-repeated="2"/>
          <table:table-cell table:style-name="ce41"/>
          <table:table-cell table:style-name="ce33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Preference section UI Functionality</text:p>
          </table:table-cell>
          <table:table-cell table:style-name="ce29" table:number-columns-repeated="2"/>
          <table:table-cell table:style-name="ce41"/>
          <table:table-cell table:style-name="ce33" table:number-columns-repeated="3"/>
          <table:table-cell table:number-columns-repeated="1017"/>
        </table:table-row>
        <table:table-row table:style-name="ro1">
          <table:table-cell table:style-name="ce40"/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5 – Invite Friend Section</text:p>
          </table:table-cell>
          <table:table-cell table:style-name="ce24" office:value-type="date" office:date-value="2024-12-30" calcext:value-type="date">
            <text:p>30/12/2024</text:p>
          </table:table-cell>
          <table:table-cell table:style-name="ce24" office:value-type="date" office:date-value="2025-01-04" calcext:value-type="date">
            <text:p>04/01/2025</text:p>
          </table:table-cell>
          <table:table-cell table:style-name="ce25" table:formula="of:=SUM([.D47:.D54])" office:value-type="float" office:value="20" calcext:value-type="float">
            <text:p>20</text:p>
          </table:table-cell>
          <table:table-cell table:style-name="ce26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111" office:value-type="string" calcext:value-type="string">
            <text:p>Backend</text:p>
          </table:table-cell>
          <table:table-cell table:style-name="ce29" table:number-columns-repeated="2"/>
          <table:table-cell table:style-name="ce34" office:value-type="float" office:value="10" calcext:value-type="float">
            <text:p>10</text:p>
          </table:table-cell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Friends Model Desig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<text:span text:style-name="T2">API for </text:span>Invite Friend 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API for Listing Friends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1" office:value-type="string" calcext:value-type="string">
            <text:p>Frontend</text:p>
          </table:table-cell>
          <table:table-cell table:style-name="ce29" table:number-columns-repeated="2"/>
          <table:table-cell table:style-name="ce34" office:value-type="float" office:value="10" calcext:value-type="float">
            <text:p>10</text:p>
          </table:table-cell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<text:span text:style-name="T2">Invite Friend</text:span> UI Desig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Invite Friend UI Functionality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List Friends UI Desing and Functionality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/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9" office:value-type="string" calcext:value-type="string">
            <text:p>Milestone 3</text:p>
          </table:table-cell>
          <table:table-cell table:style-name="ce20" office:value-type="date" office:date-value="2025-01-04" calcext:value-type="date">
            <text:p>04/01/2025</text:p>
          </table:table-cell>
          <table:table-cell table:style-name="ce20" office:value-type="date" office:date-value="2025-01-08" calcext:value-type="date">
            <text:p>08/01/2025</text:p>
          </table:table-cell>
          <table:table-cell table:style-name="ce21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6- <text:span text:style-name="T3">Waves Section</text:span></text:p>
          </table:table-cell>
          <table:table-cell table:style-name="ce24" office:value-type="date" office:date-value="2025-01-04" calcext:value-type="date">
            <text:p>04/01/2025</text:p>
          </table:table-cell>
          <table:table-cell table:style-name="ce24" office:value-type="date" office:date-value="2025-01-08" calcext:value-type="date">
            <text:p>08/01/2025</text:p>
          </table:table-cell>
          <table:table-cell table:style-name="ce25" office:value-type="float" office:value="30" calcext:value-type="float">
            <text:p>30</text:p>
          </table:table-cell>
          <table:table-cell table:style-name="ce26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28" office:value-type="string" calcext:value-type="string">
            <text:p>Creat Waves:-</text:p>
          </table:table-cell>
          <table:table-cell table:style-name="ce29" table:number-columns-repeated="2"/>
          <table:table-cell table:style-name="ce30" office:value-type="float" office:value="18" calcext:value-type="float">
            <text:p>18</text:p>
          </table:table-cell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28" office:value-type="string" calcext:value-type="string">
            <text:p>Backend</text:p>
          </table:table-cell>
          <table:table-cell table:style-name="ce29" table:number-columns-repeated="2"/>
          <table:table-cell table:style-name="ce31" office:value-type="float" office:value="8" calcext:value-type="float">
            <text:p>8</text:p>
          </table:table-cell>
          <table:table-cell table:style-name="ce33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110" office:value-type="string" calcext:value-type="string">
            <text:p>Wave model design</text:p>
          </table:table-cell>
          <table:table-cell table:style-name="ce29" table:number-columns-repeated="2"/>
          <table:table-cell table:style-name="ce30"/>
          <table:table-cell table:style-name="ce31"/>
          <table:table-cell table:style-name="ce32"/>
          <table:table-cell table:style-name="ce3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create wave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Handling images and video upload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39" office:value-type="string" calcext:value-type="string">
            <text:p>Frontend:</text:p>
          </table:table-cell>
          <table:table-cell table:style-name="ce29" table:number-columns-repeated="2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Create waves UI Design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Adding text editor for wave description</text:p>
          </table:table-cell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<text:span text:style-name="T2">Create waves</text:span> UI functionality</text:p>
          </table:table-cell>
          <table:table-cell table:style-name="ce46" table:number-columns-repeated="2"/>
          <table:table-cell table:style-name="ce47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28" office:value-type="string" calcext:value-type="string">
            <text:p>Waves Comment:-</text:p>
          </table:table-cell>
          <table:table-cell table:style-name="ce46" table:number-columns-repeated="2"/>
          <table:table-cell table:style-name="ce47" office:value-type="float" office:value="12" calcext:value-type="float">
            <text:p>12</text:p>
          </table:table-cell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28" office:value-type="string" calcext:value-type="string">
            <text:p>Backend</text:p>
          </table:table-cell>
          <table:table-cell table:style-name="ce46" table:number-columns-repeated="2"/>
          <table:table-cell table:style-name="ce48" office:value-type="float" office:value="7" calcext:value-type="float">
            <text:p>7</text:p>
          </table:table-cell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110" office:value-type="string" calcext:value-type="string">
            <text:p>Comment model design</text:p>
          </table:table-cell>
          <table:table-cell table:style-name="ce29" table:number-columns-repeated="2"/>
          <table:table-cell table:style-name="ce41"/>
          <table:table-cell table:style-name="ce33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Adding comments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Show comments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39" office:value-type="string" calcext:value-type="string">
            <text:p>Frontend:</text:p>
          </table:table-cell>
          <table:table-cell table:style-name="ce29" table:number-columns-repeated="2"/>
          <table:table-cell table:style-name="ce34" office:value-type="float" office:value="5" calcext:value-type="float">
            <text:p>5</text:p>
          </table:table-cell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Comment UI Design and functionality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/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9" office:value-type="string" calcext:value-type="string">
            <text:p>Milestone 4: Admin Section</text:p>
          </table:table-cell>
          <table:table-cell table:style-name="ce20" office:value-type="date" office:date-value="2025-01-09" calcext:value-type="date">
            <text:p>09/01/2025</text:p>
          </table:table-cell>
          <table:table-cell table:style-name="ce20" office:value-type="date" office:date-value="2025-01-13" calcext:value-type="date">
            <text:p>13/01/2025</text:p>
          </table:table-cell>
          <table:table-cell table:style-name="ce50"/>
          <table:table-cell table:style-name="ce21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7 – Admin Login and Signup Section</text:p>
          </table:table-cell>
          <table:table-cell table:style-name="ce24" office:value-type="date" office:date-value="2025-01-09" calcext:value-type="date">
            <text:p>09/01/2025</text:p>
          </table:table-cell>
          <table:table-cell table:style-name="ce24" office:value-type="date" office:date-value="2025-01-11" calcext:value-type="date">
            <text:p>11/01/2025</text:p>
          </table:table-cell>
          <table:table-cell table:style-name="ce131" office:value-type="float" office:value="20" calcext:value-type="float">
            <text:p>20</text:p>
          </table:table-cell>
          <table:table-cell table:style-name="ce43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28" office:value-type="string" calcext:value-type="string">
            <text:p>Backend</text:p>
          </table:table-cell>
          <table:table-cell table:style-name="ce29" table:number-columns-repeated="2"/>
          <table:table-cell table:style-name="ce52" office:value-type="float" office:value="8" calcext:value-type="float">
            <text:p>8</text:p>
          </table:table-cell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dmin Model Desig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Middleware for admin authenticatio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Admin Signup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0" office:value-type="string" calcext:value-type="string">
            <text:p>API for Admin Logi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39" office:value-type="string" calcext:value-type="string">
            <text:p>Frontend</text:p>
          </table:table-cell>
          <table:table-cell table:style-name="ce29" table:number-columns-repeated="2"/>
          <table:table-cell table:style-name="ce34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Login and Signup page Design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Login and Signup functionality</text:p>
          </table:table-cell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40"/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111" office:value-type="string" calcext:value-type="string">
            <text:p>Admin Dashoard UI Design</text:p>
          </table:table-cell>
          <table:table-cell table:style-name="ce107" office:value-type="date" office:date-value="2025-01-12" calcext:value-type="date">
            <text:p>12/01/25</text:p>
          </table:table-cell>
          <table:table-cell table:style-name="ce107" office:value-type="date" office:date-value="2025-01-13" calcext:value-type="date">
            <text:p>13/01/25</text:p>
          </table:table-cell>
          <table:table-cell table:style-name="ce52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2">
          <table:table-cell table:style-name="ce40"/>
          <table:table-cell table:style-name="ce29" table:number-columns-repeated="2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23" office:value-type="string" calcext:value-type="string">
            <text:p>Sprint #8 – Admin Dashboard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24" office:value-type="date" office:date-value="2025-01-17" calcext:value-type="date">
            <text:p>17/01/2025</text:p>
          </table:table-cell>
          <table:table-cell table:style-name="ce133" office:value-type="float" office:value="35" calcext:value-type="float">
            <text:p>35</text:p>
          </table:table-cell>
          <table:table-cell table:style-name="ce43" table:number-columns-repeated="2"/>
          <table:table-cell table:style-name="ce27"/>
          <table:table-cell table:style-name="ce1" table:number-columns-repeated="1017"/>
        </table:table-row>
        <table:table-row table:style-name="ro1">
          <table:table-cell table:style-name="ce39" office:value-type="string" calcext:value-type="string">
            <text:p>Backend</text:p>
          </table:table-cell>
          <table:table-cell table:style-name="ce20" office:value-type="date" office:date-value="2025-01-13" calcext:value-type="date">
            <text:p>13/01/2025</text:p>
          </table:table-cell>
          <table:table-cell table:style-name="ce20" office:value-type="date" office:date-value="2025-01-15" calcext:value-type="date">
            <text:p>15/01/2025</text:p>
          </table:table-cell>
          <table:table-cell table:style-name="ce134" office:value-type="float" office:value="15" calcext:value-type="float">
            <text:p>15</text:p>
          </table:table-cell>
          <table:table-cell table:style-name="ce21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40" office:value-type="string" calcext:value-type="string">
            <text:p>API for admin dashboard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<text:span text:style-name="T2">API</text:span> for manage users</text:p>
          </table:table-cell>
          <table:table-cell table:style-name="ce46" table:number-columns-repeated="2"/>
          <table:table-cell table:style-name="ce53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40" office:value-type="string" calcext:value-type="string">
            <text:p>API for manage Waves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40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111" office:value-type="string" calcext:value-type="string">
            <text:p>Frontend</text:p>
          </table:table-cell>
          <table:table-cell table:style-name="ce108" office:value-type="date" office:date-value="2025-01-15" calcext:value-type="date">
            <text:p>15/01/25</text:p>
          </table:table-cell>
          <table:table-cell table:style-name="ce108" office:value-type="date" office:date-value="2025-01-17" calcext:value-type="date">
            <text:p>17/01/25</text:p>
          </table:table-cell>
          <table:table-cell table:style-name="ce48" office:value-type="float" office:value="20" calcext:value-type="float">
            <text:p>20</text:p>
          </table:table-cell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40" office:value-type="string" calcext:value-type="string">
            <text:p>UI and Functionality for manage users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40" office:value-type="string" calcext:value-type="string">
            <text:p><text:span text:style-name="T2">UI and Functionality </text:span> for manage Waves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40" office:value-type="string" calcext:value-type="string">
            <text:p>PDF and csv export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40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 table:number-rows-repeated="8">
          <table:table-cell table:style-name="ce69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>
          <table:table-cell table:style-name="ce69"/>
          <table:table-cell table:style-name="ce46" table:number-columns-repeated="2"/>
          <table:table-cell table:style-name="ce53"/>
          <table:table-cell table:style-name="ce46" table:number-columns-repeated="3"/>
          <table:table-cell table:style-name="ce1" table:number-columns-repeated="1017"/>
        </table:table-row>
        <table:table-row table:style-name="ro1" table:number-rows-repeated="4">
          <table:table-cell table:style-name="ce69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1" table:number-columns-repeated="1017"/>
        </table:table-row>
        <table:table-row table:style-name="ro1" table:number-rows-repeated="4">
          <table:table-cell table:style-name="ce69"/>
          <table:table-cell table:style-name="ce46"/>
          <table:table-cell table:style-name="ce56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69"/>
          <table:table-cell table:style-name="ce24" table:number-columns-repeated="2"/>
          <table:table-cell table:style-name="ce42"/>
          <table:table-cell table:style-name="ce43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69"/>
          <table:table-cell table:style-name="ce1"/>
          <table:table-cell table:style-name="ce56"/>
          <table:table-cell table:style-name="ce68"/>
          <table:table-cell table:style-name="ce35" table:number-columns-repeated="3"/>
          <table:table-cell table:number-columns-repeated="1017"/>
        </table:table-row>
        <table:table-row table:style-name="ro1" table:number-rows-repeated="3">
          <table:table-cell table:style-name="ce69"/>
          <table:table-cell table:style-name="ce46"/>
          <table:table-cell table:style-name="ce56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 table:number-rows-repeated="3">
          <table:table-cell table:style-name="ce69"/>
          <table:table-cell table:style-name="ce55"/>
          <table:table-cell table:style-name="ce56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1" table:number-rows-repeated="745">
          <table:table-cell table:style-name="ce69"/>
          <table:table-cell table:style-name="ce70"/>
          <table:table-cell table:style-name="ce71"/>
          <table:table-cell table:number-columns-repeated="1021"/>
        </table:table-row>
        <table:table-row table:style-name="ro1" table:number-rows-repeated="25">
          <table:table-cell/>
          <table:table-cell table:style-name="ce70"/>
          <table:table-cell table:style-name="ce71"/>
          <table:table-cell table:number-columns-repeated="1021"/>
        </table:table-row>
        <table:table-row table:style-name="ro1" table:number-rows-repeated="104767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lestone_Schedule" table:style-name="ta2"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number-columns-repeated="1014" table:default-cell-style-name="ce1"/>
        <table:table-row table:style-name="ro4">
          <table:table-cell table:style-name="ce95" office:value-type="string" calcext:value-type="string" table:number-columns-spanned="10" table:number-rows-spanned="1">
            <text:p>Project Release Plan</text:p>
          </table:table-cell>
          <table:covered-table-cell table:number-columns-repeated="9"/>
          <table:table-cell table:style-name="ce72"/>
          <table:table-cell table:number-columns-repeated="1013"/>
        </table:table-row>
        <table:table-row table:style-name="ro4">
          <table:table-cell table:style-name="ce73" office:value-type="string" calcext:value-type="string">
            <text:p>Milestone No</text:p>
          </table:table-cell>
          <table:table-cell table:style-name="ce73" office:value-type="string" calcext:value-type="string">
            <text:p>Sprint</text:p>
          </table:table-cell>
          <table:table-cell table:style-name="ce73" office:value-type="string" calcext:value-type="string">
            <text:p>No. of resources</text:p>
          </table:table-cell>
          <table:table-cell table:style-name="ce73" office:value-type="string" calcext:value-type="string">
            <text:p>Start Date</text:p>
          </table:table-cell>
          <table:table-cell table:style-name="ce73" office:value-type="string" calcext:value-type="string">
            <text:p>End Date</text:p>
          </table:table-cell>
          <table:table-cell table:style-name="ce73" office:value-type="string" calcext:value-type="string">
            <text:p>Release No</text:p>
          </table:table-cell>
          <table:table-cell table:style-name="ce73" office:value-type="string" calcext:value-type="string">
            <text:p>Milestone Acceptance date</text:p>
          </table:table-cell>
          <table:table-cell table:style-name="ce73" office:value-type="string" calcext:value-type="string">
            <text:p>Actual hrs burnt</text:p>
          </table:table-cell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Acceptance Date</text:p>
          </table:table-cell>
          <table:table-cell table:number-columns-repeated="1014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74" office:value-type="date" office:date-value="2024-08-26" calcext:value-type="date">
            <text:p>26 Aug 24</text:p>
          </table:table-cell>
          <table:table-cell table:style-name="ce74" office:value-type="date" office:date-value="2024-09-08" calcext:value-type="date">
            <text:p>8 Sep 24</text:p>
          </table:table-cell>
          <table:table-cell table:style-name="ce75" office:value-type="string" calcext:value-type="string">
            <text:p>ER1</text:p>
          </table:table-cell>
          <table:table-cell table:style-name="ce74" office:value-type="date" office:date-value="2024-09-16" calcext:value-type="date">
            <text:p>16 Sep 24</text:p>
          </table:table-cell>
          <table:table-cell table:style-name="ce48" table:number-columns-repeated="3"/>
          <table:table-cell table:number-columns-repeated="1014"/>
        </table:table-row>
        <table:table-row table:style-name="ro1">
          <table:table-cell table:number-columns-repeated="3" table:style-name="ce48" office:value-type="float" office:value="2" calcext:value-type="float">
            <text:p>2</text:p>
          </table:table-cell>
          <table:table-cell table:style-name="ce74" office:value-type="date" office:date-value="2024-09-09" calcext:value-type="date">
            <text:p>9 Sep 24</text:p>
          </table:table-cell>
          <table:table-cell table:style-name="ce76" office:value-type="date" office:date-value="2024-09-22" calcext:value-type="date">
            <text:p>22 Sep 24</text:p>
          </table:table-cell>
          <table:table-cell table:style-name="ce48" office:value-type="string" calcext:value-type="string">
            <text:p>ER2</text:p>
          </table:table-cell>
          <table:table-cell table:style-name="ce74" office:value-type="date" office:date-value="2024-09-30" calcext:value-type="date">
            <text:p>30 Sep 24</text:p>
          </table:table-cell>
          <table:table-cell table:style-name="ce48" table:number-columns-repeated="3"/>
          <table:table-cell table:number-columns-repeated="1014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74" office:value-type="date" office:date-value="2024-09-23" calcext:value-type="date">
            <text:p>23 Sep 24</text:p>
          </table:table-cell>
          <table:table-cell table:style-name="ce76" office:value-type="date" office:date-value="2024-10-06" calcext:value-type="date">
            <text:p>6 Oct 24</text:p>
          </table:table-cell>
          <table:table-cell table:style-name="ce48" office:value-type="string" calcext:value-type="string">
            <text:p>ER3</text:p>
          </table:table-cell>
          <table:table-cell table:style-name="ce74" office:value-type="date" office:date-value="2024-10-14" calcext:value-type="date">
            <text:p>14 Oct 24</text:p>
          </table:table-cell>
          <table:table-cell table:style-name="ce48" table:number-columns-repeated="3"/>
          <table:table-cell table:number-columns-repeated="1014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74" office:value-type="date" office:date-value="2024-10-07" calcext:value-type="date">
            <text:p>7 Oct 24</text:p>
          </table:table-cell>
          <table:table-cell table:style-name="ce76" office:value-type="date" office:date-value="2024-10-20" calcext:value-type="date">
            <text:p>20 Oct 24</text:p>
          </table:table-cell>
          <table:table-cell table:style-name="ce48" office:value-type="string" calcext:value-type="string">
            <text:p>ER4</text:p>
          </table:table-cell>
          <table:table-cell table:style-name="ce74" office:value-type="date" office:date-value="2024-10-28" calcext:value-type="date">
            <text:p>28 Oct 24</text:p>
          </table:table-cell>
          <table:table-cell table:style-name="ce48" table:number-columns-repeated="3"/>
          <table:table-cell table:number-columns-repeated="1014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74" office:value-type="date" office:date-value="2024-10-21" calcext:value-type="date">
            <text:p>21 Oct 24</text:p>
          </table:table-cell>
          <table:table-cell table:style-name="ce76" office:value-type="date" office:date-value="2024-11-03" calcext:value-type="date">
            <text:p>3 Nov 24</text:p>
          </table:table-cell>
          <table:table-cell table:style-name="ce48" office:value-type="string" calcext:value-type="string">
            <text:p>ER5</text:p>
          </table:table-cell>
          <table:table-cell table:style-name="ce76" office:value-type="date" office:date-value="2024-11-07" calcext:value-type="date">
            <text:p>7 Nov 24</text:p>
          </table:table-cell>
          <table:table-cell table:style-name="ce48" table:number-columns-repeated="3"/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019" table:default-cell-style-name="ce1"/>
        <table:table-row table:style-name="ro1" table:number-rows-repeated="2">
          <table:table-cell table:number-columns-repeated="3"/>
          <table:table-cell table:style-name="ce77" table:number-columns-repeated="2"/>
          <table:table-cell table:number-columns-repeated="1019"/>
        </table:table-row>
        <table:table-row table:style-name="ro4">
          <table:table-cell/>
          <table:table-cell table:style-name="ce78" office:value-type="string" calcext:value-type="string">
            <text:p>Project Start Date</text:p>
          </table:table-cell>
          <table:table-cell table:style-name="ce79" office:value-type="date" office:date-value="2024-08-26" calcext:value-type="date">
            <text:p>26 Aug 24</text:p>
          </table:table-cell>
          <table:table-cell table:number-columns-repeated="1021"/>
        </table:table-row>
        <table:table-row table:style-name="ro4">
          <table:table-cell/>
          <table:table-cell table:style-name="ce78" office:value-type="string" calcext:value-type="string">
            <text:p>Actual End Date</text:p>
          </table:table-cell>
          <table:table-cell table:style-name="ce79" office:value-type="date" office:date-value="2024-10-31" calcext:value-type="date">
            <text:p>31 Oct 24</text:p>
          </table:table-cell>
          <table:table-cell table:number-columns-repeated="1021"/>
        </table:table-row>
        <table:table-row table:style-name="ro4">
          <table:table-cell/>
          <table:table-cell table:style-name="ce78" office:value-type="string" calcext:value-type="string">
            <text:p>Sales Person</text:p>
          </table:table-cell>
          <table:table-cell table:style-name="ce78" office:value-type="string" calcext:value-type="string">
            <text:p>⁠Vishal Sagar Shah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6" office:value-type="string" calcext:value-type="string" table:number-columns-spanned="4" table:number-rows-spanned="1">
            <text:p>Revision Histor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80" office:value-type="string" calcext:value-type="string">
            <text:p>Date</text:p>
          </table:table-cell>
          <table:table-cell table:style-name="ce80" office:value-type="string" calcext:value-type="string">
            <text:p>Author</text:p>
          </table:table-cell>
          <table:table-cell table:style-name="ce80" office:value-type="string" calcext:value-type="string">
            <text:p>Changes Details</text:p>
          </table:table-cell>
          <table:table-cell table:style-name="ce80" office:value-type="string" calcext:value-type="string">
            <text:p>Reference</text:p>
          </table:table-cell>
          <table:table-cell table:number-columns-repeated="1019"/>
        </table:table-row>
        <table:table-row table:style-name="ro1">
          <table:table-cell/>
          <table:table-cell table:style-name="ce81" office:value-type="date" office:date-value="2024-08-23" calcext:value-type="date">
            <text:p>23 Aug 24</text:p>
          </table:table-cell>
          <table:table-cell table:style-name="ce46" office:value-type="string" calcext:value-type="string">
            <text:p>Gaurav Sexena</text:p>
          </table:table-cell>
          <table:table-cell table:style-name="ce46" table:number-columns-repeated="2"/>
          <table:table-cell table:number-columns-repeated="1019"/>
        </table:table-row>
        <table:table-row table:style-name="ro1">
          <table:table-cell/>
          <table:table-cell table:style-name="ce74"/>
          <table:table-cell table:style-name="ce46" table:number-columns-repeated="3"/>
          <table:table-cell table:number-columns-repeated="1019"/>
        </table:table-row>
        <table:table-row table:style-name="ro1">
          <table:table-cell/>
          <table:table-cell table:style-name="ce4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6" office:value-type="string" calcext:value-type="string" table:number-columns-spanned="4" table:number-rows-spanned="1">
            <text:p>Resource Alloc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82" office:value-type="string" calcext:value-type="string">
            <text:p>Name</text:p>
          </table:table-cell>
          <table:table-cell table:style-name="ce82" office:value-type="string" calcext:value-type="string">
            <text:p>Role On Project</text:p>
          </table:table-cell>
          <table:table-cell table:style-name="ce82" office:value-type="string" calcext:value-type="string">
            <text:p>Alignment Date</text:p>
          </table:table-cell>
          <table:table-cell table:style-name="ce82" office:value-type="string" calcext:value-type="string">
            <text:p>Resource Released Date</text:p>
          </table:table-cell>
          <table:table-cell table:number-columns-repeated="1019"/>
        </table:table-row>
        <table:table-row table:style-name="ro1">
          <table:table-cell/>
          <table:table-cell table:style-name="ce46" office:value-type="string" calcext:value-type="string">
            <text:p>Jashan Dhiman</text:p>
          </table:table-cell>
          <table:table-cell table:style-name="ce83" office:value-type="string" calcext:value-type="string">
            <text:p>Developer</text:p>
          </table:table-cell>
          <table:table-cell table:style-name="ce74" office:value-type="date" office:date-value="2024-08-22" calcext:value-type="date">
            <text:p>22 Aug 24</text:p>
          </table:table-cell>
          <table:table-cell table:style-name="ce48"/>
          <table:table-cell table:number-columns-repeated="1019"/>
        </table:table-row>
        <table:table-row table:style-name="ro1">
          <table:table-cell/>
          <table:table-cell table:style-name="ce84" office:value-type="string" calcext:value-type="string">
            <text:p>Bhushan Sharma</text:p>
          </table:table-cell>
          <table:table-cell table:style-name="ce85" office:value-type="string" calcext:value-type="string">
            <text:p>Developer</text:p>
          </table:table-cell>
          <table:table-cell table:style-name="ce86" office:value-type="date" office:date-value="2024-08-22" calcext:value-type="date">
            <text:p>22 Aug 24</text:p>
          </table:table-cell>
          <table:table-cell table:style-name="ce87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hant_chart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24" table:number-columns-repeated="2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2" table:number-columns-repeated="1010" table:default-cell-style-name="ce1"/>
        <table:table-row table:style-name="ro5">
          <table:table-cell table:style-name="ce102" office:value-type="string" calcext:value-type="string" table:number-columns-spanned="14" table:number-rows-spanned="1">
            <text:p>Gantt Chart</text:p>
          </table:table-cell>
          <table:covered-table-cell table:number-columns-repeated="13"/>
          <table:table-cell table:number-columns-repeated="1010"/>
        </table:table-row>
        <table:table-row table:style-name="ro6">
          <table:table-cell table:style-name="ce4" office:value-type="string" calcext:value-type="string">
            <text:p>Project Name:  </text:p>
          </table:table-cell>
          <table:table-cell table:style-name="ce103" office:value-type="string" calcext:value-type="string" table:number-columns-spanned="2" table:number-rows-spanned="1">
            <text:p>Eye-Refer</text:p>
          </table:table-cell>
          <table:covered-table-cell/>
          <table:table-cell table:number-columns-repeated="2"/>
          <table:table-cell table:style-name="ce104" office:value-type="string" calcext:value-type="string" table:number-columns-spanned="2" table:number-rows-spanned="1">
            <text:p>Project Start Date</text:p>
          </table:table-cell>
          <table:covered-table-cell/>
          <table:table-cell table:style-name="ce88" office:value-type="date" office:date-value="2024-08-26" calcext:value-type="date">
            <text:p>26 Aug 24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roject Owner:</text:p>
          </table:table-cell>
          <table:table-cell table:style-name="ce100" office:value-type="string" calcext:value-type="string" table:number-columns-spanned="2" table:number-rows-spanned="1">
            <text:p>Jashan dhiman</text:p>
          </table:table-cell>
          <table:covered-table-cell/>
          <table:table-cell table:number-columns-repeated="2"/>
          <table:table-cell table:style-name="ce104" office:value-type="string" calcext:value-type="string" table:number-columns-spanned="2" table:number-rows-spanned="1">
            <text:p>Project End Date</text:p>
          </table:table-cell>
          <table:covered-table-cell/>
          <table:table-cell table:style-name="ce88" office:value-type="date" office:date-value="2024-10-31" calcext:value-type="date">
            <text:p>31 Oct 24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roject Lead : </text:p>
          </table:table-cell>
          <table:table-cell table:style-name="ce100" office:value-type="string" calcext:value-type="string" table:number-columns-spanned="2" table:number-rows-spanned="1">
            <text:p>Gaurav Saxena</text:p>
          </table:table-cell>
          <table:covered-table-cell/>
          <table:table-cell table:number-columns-repeated="1021"/>
        </table:table-row>
        <table:table-row table:style-name="ro8">
          <table:table-cell table:style-name="ce72" table:number-columns-repeated="4"/>
          <table:table-cell table:style-name="ce89" office:value-type="date" office:date-value="2024-08-26" calcext:value-type="date">
            <text:p>26 Aug 24</text:p>
          </table:table-cell>
          <table:table-cell table:style-name="ce89" office:value-type="date" office:date-value="2024-09-02" calcext:value-type="date">
            <text:p>2 Sep 24</text:p>
          </table:table-cell>
          <table:table-cell table:style-name="ce89" office:value-type="date" office:date-value="2024-09-09" calcext:value-type="date">
            <text:p>9 Sep 24</text:p>
          </table:table-cell>
          <table:table-cell table:style-name="ce89" office:value-type="date" office:date-value="2024-09-16" calcext:value-type="date">
            <text:p>16 Sep 24</text:p>
          </table:table-cell>
          <table:table-cell table:style-name="ce89" office:value-type="date" office:date-value="2024-09-23" calcext:value-type="date">
            <text:p>23 Sep 24</text:p>
          </table:table-cell>
          <table:table-cell table:style-name="ce89" office:value-type="date" office:date-value="2024-09-30" calcext:value-type="date">
            <text:p>30 Sep 24</text:p>
          </table:table-cell>
          <table:table-cell table:style-name="ce89" office:value-type="date" office:date-value="2024-10-07" calcext:value-type="date">
            <text:p>7 Oct 24</text:p>
          </table:table-cell>
          <table:table-cell table:style-name="ce89" office:value-type="date" office:date-value="2024-10-14" calcext:value-type="date">
            <text:p>14 Oct 24</text:p>
          </table:table-cell>
          <table:table-cell table:style-name="ce89" office:value-type="date" office:date-value="2024-10-21" calcext:value-type="date">
            <text:p>21 Oct 24</text:p>
          </table:table-cell>
          <table:table-cell table:style-name="ce89" office:value-type="date" office:date-value="2024-10-28" calcext:value-type="date">
            <text:p>28 Oct 24</text:p>
          </table:table-cell>
          <table:table-cell table:style-name="ce72" table:number-columns-repeated="1010"/>
        </table:table-row>
        <table:table-row table:style-name="ro5">
          <table:table-cell table:number-columns-repeated="4"/>
          <table:table-cell table:style-name="ce101" office:value-type="string" calcext:value-type="string" table:number-columns-spanned="2" table:number-rows-spanned="1">
            <text:p>M1</text:p>
          </table:table-cell>
          <table:covered-table-cell/>
          <table:table-cell table:style-name="ce101" office:value-type="string" calcext:value-type="string" table:number-columns-spanned="2" table:number-rows-spanned="1">
            <text:p>M2</text:p>
          </table:table-cell>
          <table:covered-table-cell/>
          <table:table-cell table:style-name="ce98" office:value-type="string" calcext:value-type="string" table:number-columns-spanned="2" table:number-rows-spanned="1">
            <text:p>M3</text:p>
          </table:table-cell>
          <table:covered-table-cell/>
          <table:table-cell table:style-name="ce98" office:value-type="string" calcext:value-type="string" table:number-columns-spanned="2" table:number-rows-spanned="1">
            <text:p>M4</text:p>
          </table:table-cell>
          <table:covered-table-cell/>
          <table:table-cell table:style-name="ce98" office:value-type="string" calcext:value-type="string" table:number-columns-spanned="2" table:number-rows-spanned="1">
            <text:p>M5</text:p>
          </table:table-cell>
          <table:covered-table-cell/>
          <table:table-cell table:number-columns-repeated="1010"/>
        </table:table-row>
        <table:table-row table:style-name="ro9">
          <table:table-cell/>
          <table:table-cell table:style-name="ce90" office:value-type="string" calcext:value-type="string">
            <text:p>Resources</text:p>
          </table:table-cell>
          <table:table-cell table:style-name="ce90" office:value-type="string" calcext:value-type="string">
            <text:p>Start date</text:p>
          </table:table-cell>
          <table:table-cell table:style-name="ce90" office:value-type="string" calcext:value-type="string">
            <text:p>End date</text:p>
          </table:table-cell>
          <table:table-cell table:style-name="ce90" office:value-type="string" calcext:value-type="string">
            <text:p>WEEK 1</text:p>
          </table:table-cell>
          <table:table-cell table:style-name="ce90" office:value-type="string" calcext:value-type="string">
            <text:p>WEEK 2</text:p>
          </table:table-cell>
          <table:table-cell table:style-name="ce90" office:value-type="string" calcext:value-type="string">
            <text:p>WEEK 3</text:p>
          </table:table-cell>
          <table:table-cell table:style-name="ce90" office:value-type="string" calcext:value-type="string">
            <text:p>WEEK 4</text:p>
          </table:table-cell>
          <table:table-cell table:style-name="ce90" office:value-type="string" calcext:value-type="string">
            <text:p>WEEK 5</text:p>
          </table:table-cell>
          <table:table-cell table:style-name="ce90" office:value-type="string" calcext:value-type="string">
            <text:p>WEEK 6</text:p>
          </table:table-cell>
          <table:table-cell table:style-name="ce90" office:value-type="string" calcext:value-type="string">
            <text:p>WEEK 7</text:p>
          </table:table-cell>
          <table:table-cell table:style-name="ce90" office:value-type="string" calcext:value-type="string">
            <text:p>WEEK 8</text:p>
          </table:table-cell>
          <table:table-cell table:style-name="ce90" office:value-type="string" calcext:value-type="string">
            <text:p>WEEK 9</text:p>
          </table:table-cell>
          <table:table-cell table:style-name="ce90" office:value-type="string" calcext:value-type="string">
            <text:p>WEEK 10</text:p>
          </table:table-cell>
          <table:table-cell table:number-columns-repeated="1010"/>
        </table:table-row>
        <table:table-row table:style-name="ro5">
          <table:table-cell table:style-name="ce99" office:value-type="string" calcext:value-type="string" table:number-columns-spanned="1" table:number-rows-spanned="2">
            <text:p>Admin / Web / Api </text:p>
          </table:table-cell>
          <table:table-cell table:style-name="ce3" office:value-type="string" calcext:value-type="string">
            <text:p>Jashan Dhiman</text:p>
          </table:table-cell>
          <table:table-cell table:style-name="ce91" office:value-type="date" office:date-value="2024-08-26" calcext:value-type="date">
            <text:p>26 Aug 24</text:p>
          </table:table-cell>
          <table:table-cell/>
          <table:table-cell table:number-columns-repeated="10" table:style-name="ce92" office:value-type="float" office:value="40" calcext:value-type="float">
            <text:p>40</text:p>
          </table:table-cell>
          <table:table-cell table:number-columns-repeated="1010"/>
        </table:table-row>
        <table:table-row table:style-name="ro9">
          <table:covered-table-cell/>
          <table:table-cell table:style-name="ce2" office:value-type="string" calcext:value-type="string">
            <text:p>Bhushan Sharma</text:p>
          </table:table-cell>
          <table:table-cell table:style-name="ce91" office:value-type="date" office:date-value="2024-08-26" calcext:value-type="date">
            <text:p>26 Aug 24</text:p>
          </table:table-cell>
          <table:table-cell table:style-name="ce72"/>
          <table:table-cell table:number-columns-repeated="10" table:style-name="ce92" office:value-type="float" office:value="40" calcext:value-type="float">
            <text:p>40</text:p>
          </table:table-cell>
          <table:table-cell table:number-columns-repeated="1010"/>
        </table:table-row>
        <table:table-row table:style-name="ro9">
          <table:table-cell table:style-name="ce3" office:value-type="string" calcext:value-type="string">
            <text:p>Desginer </text:p>
          </table:table-cell>
          <table:table-cell table:style-name="ce3" office:value-type="string" calcext:value-type="string">
            <text:p>⁠Yashpal Chaudhary</text:p>
          </table:table-cell>
          <table:table-cell table:style-name="ce91" office:value-type="date" office:date-value="2024-08-26" calcext:value-type="date">
            <text:p>26 Aug 24</text:p>
          </table:table-cell>
          <table:table-cell table:style-name="ce93" office:value-type="string" calcext:value-type="string">
            <text:p>31/01/24</text:p>
          </table:table-cell>
          <table:table-cell table:style-name="ce72" office:value-type="float" office:value="40" calcext:value-type="float">
            <text:p>40</text:p>
          </table:table-cell>
          <table:table-cell table:number-columns-repeated="2" table:style-name="ce72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97" office:value-type="string" calcext:value-type="string" table:number-columns-spanned="3" table:number-rows-spanned="1">
            <text:p>Collection</text:p>
          </table:table-cell>
          <table:covered-table-cell table:number-columns-repeated="2"/>
          <table:table-cell table:style-name="ce3" table:number-columns-repeated="10"/>
          <table:table-cell table:number-columns-repeated="1010"/>
        </table:table-row>
        <table:table-row table:style-name="ro5">
          <table:table-cell/>
          <table:table-cell table:style-name="ce97" office:value-type="string" calcext:value-type="string" table:number-columns-spanned="3" table:number-rows-spanned="1">
            <text:p>Deliverables</text:p>
          </table:table-cell>
          <table:covered-table-cell table:number-columns-repeated="2"/>
          <table:table-cell table:style-name="ce3" table:number-columns-repeated="10"/>
          <table:table-cell table:number-columns-repeated="1010"/>
        </table:table-row>
        <table:table-row table:style-name="ro5">
          <table:table-cell/>
          <table:table-cell table:style-name="ce97" office:value-type="string" calcext:value-type="string" table:number-columns-spanned="3" table:number-rows-spanned="1">
            <text:p>Acceptance </text:p>
          </table:table-cell>
          <table:covered-table-cell table:number-columns-repeated="2"/>
          <table:table-cell table:style-name="ce3" table:number-columns-repeated="10"/>
          <table:table-cell table:number-columns-repeated="1010"/>
        </table:table-row>
        <table:table-row table:style-name="ro5">
          <table:table-cell/>
          <table:table-cell table:style-name="ce97" office:value-type="string" calcext:value-type="string" table:number-columns-spanned="3" table:number-rows-spanned="1">
            <text:p>Review  </text:p>
          </table:table-cell>
          <table:covered-table-cell table:number-columns-repeated="2"/>
          <table:table-cell table:style-name="ce3" table:number-columns-repeated="10"/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 number:style="long"/>
      <number:text>/</number:text>
      <number:day number:style="long"/>
      <number:text>/</number:text>
      <number:year number:style="long"/>
    </number:date-style>
    <number:date-style style:name="N111">
      <number:month number:style="long"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2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style style:name="MT1" style:family="text">
      <style:text-properties fo:color="#ffffff" loext:opacity="100%" fo:font-size="12pt" style:font-size-asian="12pt" style:font-size-complex="12pt"/>
    </style:style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4-08-30T10:41:32Z</meta:creation-date>
    <dc:date>2024-12-21T12:11:47.784342797</dc:date>
    <meta:editing-cycles>22</meta:editing-cycles>
    <meta:editing-duration>PT29M39S</meta:editing-duration>
    <meta:document-statistic meta:table-count="4" meta:cell-count="302" meta:object-count="0"/>
    <meta:user-defined meta:name="ProgId">Excel.Sheet</meta:user-defined>
  </office:meta>
</office:document-meta>
</file>